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63cm"/>
    </style:style>
    <style:style style:name="co2" style:family="table-column">
      <style:table-column-properties fo:break-before="auto" style:column-width="3.956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1.034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0.898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0.762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1.252cm"/>
    </style:style>
    <style:style style:name="co12" style:family="table-column">
      <style:table-column-properties fo:break-before="auto" style:column-width="1.062cm"/>
    </style:style>
    <style:style style:name="co13" style:family="table-column">
      <style:table-column-properties fo:break-before="auto" style:column-width="0.924cm"/>
    </style:style>
    <style:style style:name="co14" style:family="table-column">
      <style:table-column-properties fo:break-before="auto" style:column-width="0.871cm"/>
    </style:style>
    <style:style style:name="co15" style:family="table-column">
      <style:table-column-properties fo:break-before="auto" style:column-width="0.707cm"/>
    </style:style>
    <style:style style:name="co16" style:family="table-column">
      <style:table-column-properties fo:break-before="auto" style:column-width="1.007cm"/>
    </style:style>
    <style:style style:name="co17" style:family="table-column">
      <style:table-column-properties fo:break-before="auto" style:column-width="0.843cm"/>
    </style:style>
    <style:style style:name="co18" style:family="table-column">
      <style:table-column-properties fo:break-before="auto" style:column-width="1.169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8.65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rotation-angle="59"/>
    </style:style>
    <style:style style:name="ce2" style:family="table-cell" style:parent-style-name="Default">
      <style:table-cell-properties style:rotation-angle="59"/>
      <style:text-properties fo:color="#000080"/>
    </style:style>
    <style:style style:name="ce3" style:family="table-cell" style:parent-style-name="Default">
      <style:text-properties fo:color="#000080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>
      <style:table-cell-properties style:rotation-angle="59"/>
      <style:text-properties fo:color="#800000"/>
    </style:style>
    <style:style style:name="ce6" style:family="table-cell" style:parent-style-name="Default" style:data-style-name="N2">
      <style:text-properties fo:color="#800000"/>
    </style:style>
    <style:style style:name="ce7" style:family="table-cell" style:parent-style-name="Default">
      <style:text-properties fo:color="#800000"/>
    </style:style>
    <style:style style:name="ce8" style:family="table-cell" style:parent-style-name="Default">
      <style:table-cell-properties style:rotation-angle="58"/>
      <style:text-properties fo:color="#00008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weight="bold" style:font-weight-asian="bold" style:font-weight-complex="bold"/>
    </style:style>
  </office:automatic-styles>
  <office:body>
    <office:spreadsheet>
      <table:table table:name="Calificacio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4" table:default-cell-style-name="ce3"/>
        <table:table-column table:style-name="co5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2" table:default-cell-style-name="ce7"/>
        <table:table-column table:style-name="co3" table:default-cell-style-name="Default"/>
        <table:table-column table:style-name="co5" table:default-cell-style-name="Default"/>
        <table:table-column table:style-name="co9" table:default-cell-style-name="ce7"/>
        <table:table-column table:style-name="co18" table:default-cell-style-name="Default"/>
        <table:table-column table:style-name="co19" table:default-cell-style-name="ce9"/>
        <table:table-row table:style-name="ro1">
          <table:table-cell office:value-type="string">
            <text:p>Nombre</text:p>
          </table:table-cell>
          <table:table-cell office:value-type="string">
            <text:p>Apellido</text:p>
          </table:table-cell>
          <table:table-cell table:style-name="ce1" office:value-type="string">
            <text:p>Cuestionario:UT3-AE1. Prueba teórica</text:p>
          </table:table-cell>
          <table:table-cell table:style-name="ce1" office:value-type="string">
            <text:p>Tarea:UT3-AE2. Prueba práctica</text:p>
          </table:table-cell>
          <table:table-cell table:style-name="ce1" office:value-type="string">
            <text:p>Cuestionario:UT4-AE1. Cuestionario. Capa de red. Direcciones IP</text:p>
          </table:table-cell>
          <table:table-cell table:style-name="ce2" office:value-type="string">
            <text:p>Cuestionario:UT4-AE2. Control. Capa de red.</text:p>
          </table:table-cell>
          <table:table-cell table:style-name="ce2" office:value-type="string">
            <text:p>Cuestionario:UT4-AER1. Control. Capa de red. Recuperación</text:p>
          </table:table-cell>
          <table:table-cell table:style-name="ce1" office:value-type="string">
            <text:p>Tarea:UT4-AE. Calificación final controles</text:p>
          </table:table-cell>
          <table:table-cell table:style-name="ce1" office:value-type="string">
            <text:p>Tarea:UT5-AE1. Prueba práctica. Enrutamiento estático</text:p>
          </table:table-cell>
          <table:table-cell table:style-name="ce1" office:value-type="string">
            <text:p>Cuestionario:UT5.AE2. Prueba teórica. Enrutamiento estático</text:p>
          </table:table-cell>
          <table:table-cell table:style-name="ce5" office:value-type="string">
            <text:p>pruebas2</text:p>
          </table:table-cell>
          <table:table-cell table:style-name="ce1" office:value-type="string">
            <text:p>Tarea:UT3-A8. Práctica. PT. Conmutación de tramas.</text:p>
          </table:table-cell>
          <table:table-cell table:style-name="ce1" office:value-type="string">
            <text:p>Tarea:UT3-A9. Supuestos prácticos. Ejercicios (I)</text:p>
          </table:table-cell>
          <table:table-cell table:style-name="ce1" office:value-type="string">
            <text:p>Tarea:UT3-A10. Supuestos prácticos. Ejercicios (II)</text:p>
          </table:table-cell>
          <table:table-cell table:style-name="ce1" office:value-type="string">
            <text:p>Tarea:UT4-A1. Mapa conceptual. Características de la capa de red</text:p>
          </table:table-cell>
          <table:table-cell table:style-name="ce1" office:value-type="string">
            <text:p>Tarea:UT4-A2. Direcciones IP</text:p>
          </table:table-cell>
          <table:table-cell table:style-name="ce1" office:value-type="string">
            <text:p>Tarea:UT4-A3. Redes públicas y privadas</text:p>
          </table:table-cell>
          <table:table-cell table:style-name="ce1" office:value-type="string">
            <text:p>Tarea:UT4-A4. Redes IP sin clase. Subredes</text:p>
          </table:table-cell>
          <table:table-cell table:style-name="ce1" office:value-type="string">
            <text:p>Tarea:UT4-A5. IPv6</text:p>
          </table:table-cell>
          <table:table-cell table:style-name="ce1" office:value-type="string">
            <text:p>Tarea:UT4-A6. Direccionamiento IP. Ejercicios</text:p>
          </table:table-cell>
          <table:table-cell table:style-name="ce1" office:value-type="string">
            <text:p>Tarea:UT4-A7. Protocolo ARP</text:p>
          </table:table-cell>
          <table:table-cell table:style-name="ce1" office:value-type="string">
            <text:p>Tarea:UT4-A8. Protocolo ICMP</text:p>
          </table:table-cell>
          <table:table-cell table:style-name="ce1" office:value-type="string">
            <text:p>Tarea:UT4-A9. Configuración de la red en Linux</text:p>
          </table:table-cell>
          <table:table-cell table:style-name="ce1" office:value-type="string">
            <text:p>Tarea:UT5-A1. Enrutamiento. Mapa conceptual</text:p>
          </table:table-cell>
          <table:table-cell table:style-name="ce1" office:value-type="string">
            <text:p>Tarea:UT5-A2. Tablas de enrutamiento de esquema de red</text:p>
          </table:table-cell>
          <table:table-cell table:style-name="ce1" office:value-type="string">
            <text:p>Tarea:UT5-A3. Práctica guiada. Enrutamiento estático con PacketTracer</text:p>
          </table:table-cell>
          <table:table-cell table:style-name="ce1" office:value-type="string">
            <text:p>Tarea:UT5-A4. Práctica de consolidación. Enrutamiento estático</text:p>
          </table:table-cell>
          <table:table-cell table:style-name="ce5" office:value-type="string">
            <text:p>prácticas 2</text:p>
          </table:table-cell>
          <table:table-cell table:style-name="ce1" office:value-type="string">
            <text:p>Tarea:Actitud general. 2º trimestre</text:p>
          </table:table-cell>
          <table:table-cell table:style-name="ce1" office:value-type="string">
            <text:p>Tarea:Preguntas en clase. 2º trimestre</text:p>
          </table:table-cell>
          <table:table-cell table:style-name="ce5" office:value-type="string">
            <text:p>participación - actitud 2</text:p>
          </table:table-cell>
          <table:table-cell table:style-name="ce1" office:value-type="string">
            <text:p>2ª evaluación</text:p>
          </table:table-cell>
          <table:table-cell table:style-name="ce8" office:value-type="string">
            <text:p>Calificación final</text:p>
          </table:table-cell>
        </table:table-row>
        <table:table-row table:style-name="ro2">
          <table:table-cell office:value-type="string">
            <text:p>Richard Joseph</text:p>
          </table:table-cell>
          <table:table-cell office:value-type="string">
            <text:p>Barboza Ramos</text:p>
          </table:table-cell>
          <table:table-cell office:value-type="float" office:value="4.31">
            <text:p>4,31</text:p>
          </table:table-cell>
          <table:table-cell office:value-type="float" office:value="0">
            <text:p>0</text:p>
          </table:table-cell>
          <table:table-cell office:value-type="float" office:value="3.38">
            <text:p>3,38</text:p>
          </table:table-cell>
          <table:table-cell office:value-type="string">
            <text:p>-</text:p>
          </table:table-cell>
          <table:table-cell office:value-type="float" office:value="1.73">
            <text:p>1,73</text:p>
          </table:table-cell>
          <table:table-cell office:value-type="float" office:value="1.41">
            <text:p>1,41</text:p>
          </table:table-cell>
          <table:table-cell office:value-type="float" office:value="0">
            <text:p>0</text:p>
          </table:table-cell>
          <table:table-cell office:value-type="float" office:value="3.14">
            <text:p>3,14</text:p>
          </table:table-cell>
          <table:table-cell table:formula="of:=([.C2]*2+[.D2]*3+[.E2]+[.H2]*2+[.I2]*3+[.J2])/12" office:value-type="float" office:value="1.49666666666667">
            <text:p>1,50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.47">
            <text:p>0,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float" office:value="0.94">
            <text:p>0,9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ndrea</text:p>
          </table:table-cell>
          <table:table-cell office:value-type="string">
            <text:p>Benabdelkader</text:p>
          </table:table-cell>
          <table:table-cell office:value-type="float" office:value="2.85">
            <text:p>2,85</text:p>
          </table:table-cell>
          <table:table-cell office:value-type="float" office:value="1">
            <text:p>1</text:p>
          </table:table-cell>
          <table:table-cell office:value-type="float" office:value="4.92">
            <text:p>4,92</text:p>
          </table:table-cell>
          <table:table-cell office:value-type="float" office:value="1.34">
            <text:p>1,34</text:p>
          </table:table-cell>
          <table:table-cell office:value-type="float" office:value="4.11">
            <text:p>4,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.71">
            <text:p>6,71</text:p>
          </table:table-cell>
          <table:table-cell table:formula="of:=([.C3]*2+[.D3]*3+[.E3]+[.H3]*2+[.I3]*3+[.J3])/12" office:value-type="float" office:value="2.44416666666667">
            <text:p>2,44</text:p>
          </table:table-cell>
          <table:table-cell office:value-type="float" office:value="3">
            <text:p>3</text:p>
          </table:table-cell>
          <table:table-cell office:value-type="float" office:value="6.6">
            <text:p>6,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5.95">
            <text:p>5,9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.75">
            <text:p>2,75</text:p>
          </table:table-cell>
          <table:table-cell office:value-type="float" office:value="3.91">
            <text:p>3,9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Joseba</text:p>
          </table:table-cell>
          <table:table-cell office:value-type="string">
            <text:p>Cansado</text:p>
          </table:table-cell>
          <table:table-cell office:value-type="float" office:value="4.24">
            <text:p>4,24</text:p>
          </table:table-cell>
          <table:table-cell office:value-type="float" office:value="1">
            <text:p>1</text:p>
          </table:table-cell>
          <table:table-cell office:value-type="float" office:value="4.5">
            <text:p>4,5</text:p>
          </table:table-cell>
          <table:table-cell office:value-type="float" office:value="3.8">
            <text:p>3,8</text:p>
          </table:table-cell>
          <table:table-cell office:value-type="float" office:value="7.32">
            <text:p>7,32</text:p>
          </table:table-cell>
          <table:table-cell office:value-type="float" office:value="6.32">
            <text:p>6,32</text:p>
          </table:table-cell>
          <table:table-cell office:value-type="float" office:value="4.5">
            <text:p>4,5</text:p>
          </table:table-cell>
          <table:table-cell office:value-type="float" office:value="5.5">
            <text:p>5,5</text:p>
          </table:table-cell>
          <table:table-cell table:formula="of:=([.C4]*2+[.D4]*3+[.E4]+[.H4]*2+[.I4]*3+[.J4])/12" office:value-type="float" office:value="3.96833333333333">
            <text:p>3,97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5.66">
            <text:p>5,6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.75">
            <text:p>5,75</text:p>
          </table:table-cell>
          <table:table-cell office:value-type="float" office:value="4.81">
            <text:p>4,8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ergio</text:p>
          </table:table-cell>
          <table:table-cell office:value-type="string">
            <text:p>Delgado</text:p>
          </table:table-cell>
          <table:table-cell office:value-type="float" office:value="3.54">
            <text:p>3,54</text:p>
          </table:table-cell>
          <table:table-cell office:value-type="float" office:value="4.5">
            <text:p>4,5</text:p>
          </table:table-cell>
          <table:table-cell office:value-type="float" office:value="6.13">
            <text:p>6,13</text:p>
          </table:table-cell>
          <table:table-cell office:value-type="float" office:value="5.98">
            <text:p>5,98</text:p>
          </table:table-cell>
          <table:table-cell office:value-type="float" office:value="8.36">
            <text:p>8,36</text:p>
          </table:table-cell>
          <table:table-cell office:value-type="float" office:value="7.28">
            <text:p>7,28</text:p>
          </table:table-cell>
          <table:table-cell office:value-type="float" office:value="10">
            <text:p>10</text:p>
          </table:table-cell>
          <table:table-cell office:value-type="float" office:value="5.14">
            <text:p>5,14</text:p>
          </table:table-cell>
          <table:table-cell table:formula="of:=([.C5]*2+[.D5]*3+[.E5]+[.H5]*2+[.I5]*3+[.J5])/12" office:value-type="float" office:value="6.3675">
            <text:p>6,37</text:p>
          </table:table-cell>
          <table:table-cell table:number-columns-repeated="3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office:value-type="float" office:value="8.5">
            <text:p>8,5</text:p>
          </table:table-cell>
          <table:table-cell table:number-columns-repeated="2" office:value-type="float" office:value="10">
            <text:p>10</text:p>
          </table:table-cell>
          <table:table-cell office:value-type="float" office:value="9.28">
            <text:p>9,2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.5">
            <text:p>7,5</text:p>
          </table:table-cell>
          <table:table-cell office:value-type="float" office:value="7.76">
            <text:p>7,76</text:p>
          </table:table-cell>
          <table:table-cell table:style-name="ce10" office:value-type="float" office:value="8">
            <text:p>8</text:p>
          </table:table-cell>
        </table:table-row>
        <table:table-row table:style-name="ro2">
          <table:table-cell office:value-type="string">
            <text:p>Kenari</text:p>
          </table:table-cell>
          <table:table-cell office:value-type="string">
            <text:p>Franceschin</text:p>
          </table:table-cell>
          <table:table-cell office:value-type="float" office:value="5.97">
            <text:p>5,9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64">
            <text:p>2,64</text:p>
          </table:table-cell>
          <table:table-cell office:value-type="string">
            <text:p>-</text:p>
          </table:table-cell>
          <table:table-cell office:value-type="float" office:value="2.64">
            <text:p>2,6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f:=([.C6]*2+[.D6]*3+[.E6]+[.H6]*2+[.I6]*3+[.J6])/12" office:value-type="float" office:value="5.51833333333333">
            <text:p>5,5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float" office:value="7.5">
            <text:p>7,5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4.21">
            <text:p>4,2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75">
            <text:p>3,75</text:p>
          </table:table-cell>
          <table:table-cell office:value-type="float" office:value="4.64">
            <text:p>4,6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Félix J</text:p>
          </table:table-cell>
          <table:table-cell office:value-type="string">
            <text:p>Fuentes Cabrera</text:p>
          </table:table-cell>
          <table:table-cell table:number-columns-repeated="8" office:value-type="float" office:value="0">
            <text:p>0</text:p>
          </table:table-cell>
          <table:table-cell table:formula="of:=([.C7]*2+[.D7]*3+[.E7]+[.H7]*2+[.I7]*3+[.J7])/12" office:value-type="float" office:value="0">
            <text:p>0,00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hristopher</text:p>
          </table:table-cell>
          <table:table-cell office:value-type="string">
            <text:p>Gihiring Arrocha</text:p>
          </table:table-cell>
          <table:table-cell office:value-type="float" office:value="3.61">
            <text:p>3,61</text:p>
          </table:table-cell>
          <table:table-cell office:value-type="float" office:value="1">
            <text:p>1</text:p>
          </table:table-cell>
          <table:table-cell office:value-type="float" office:value="3.54">
            <text:p>3,54</text:p>
          </table:table-cell>
          <table:table-cell office:value-type="string">
            <text:p>-</text:p>
          </table:table-cell>
          <table:table-cell office:value-type="float" office:value="3.93">
            <text:p>3,93</text:p>
          </table:table-cell>
          <table:table-cell office:value-type="float" office:value="2.79">
            <text:p>2,79</text:p>
          </table:table-cell>
          <table:table-cell office:value-type="float" office:value="2">
            <text:p>2</text:p>
          </table:table-cell>
          <table:table-cell office:value-type="float" office:value="2.71">
            <text:p>2,71</text:p>
          </table:table-cell>
          <table:table-cell table:formula="of:=([.C8]*2+[.D8]*3+[.E8]+[.H8]*2+[.I8]*3+[.J8])/12" office:value-type="float" office:value="2.3375">
            <text:p>2,34</text:p>
          </table:table-cell>
          <table:table-cell office:value-type="float" office:value="0">
            <text:p>0</text:p>
          </table:table-cell>
          <table:table-cell office:value-type="float" office:value="6.66">
            <text:p>6,66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.72">
            <text:p>3,72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3.22">
            <text:p>3,2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Ginés Ángel</text:p>
          </table:table-cell>
          <table:table-cell office:value-type="string">
            <text:p>Gómez Villalba</text:p>
          </table:table-cell>
          <table:table-cell office:value-type="float" office:value="5.35">
            <text:p>5,35</text:p>
          </table:table-cell>
          <table:table-cell office:value-type="float" office:value="3.7">
            <text:p>3,7</text:p>
          </table:table-cell>
          <table:table-cell office:value-type="float" office:value="3.67">
            <text:p>3,67</text:p>
          </table:table-cell>
          <table:table-cell office:value-type="float" office:value="2.79">
            <text:p>2,79</text:p>
          </table:table-cell>
          <table:table-cell office:value-type="float" office:value="7.44">
            <text:p>7,4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.29">
            <text:p>4,29</text:p>
          </table:table-cell>
          <table:table-cell table:formula="of:=([.C9]*2+[.D9]*3+[.E9]+[.H9]*2+[.I9]*3+[.J9])/12" office:value-type="float" office:value="5.31333333333333">
            <text:p>5,3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8.5">
            <text:p>8,5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3.5">
            <text:p>3,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.92">
            <text:p>5,92</text:p>
          </table:table-cell>
          <table:table-cell table:style-name="ce10" office:value-type="float" office:value="6">
            <text:p>6</text:p>
          </table:table-cell>
        </table:table-row>
        <table:table-row table:style-name="ro2">
          <table:table-cell office:value-type="string">
            <text:p>Nicolás</text:p>
          </table:table-cell>
          <table:table-cell office:value-type="string">
            <text:p>González Buenhaber</text:p>
          </table:table-cell>
          <table:table-cell office:value-type="float" office:value="6.11">
            <text:p>6,11</text:p>
          </table:table-cell>
          <table:table-cell office:value-type="float" office:value="8">
            <text:p>8</text:p>
          </table:table-cell>
          <table:table-cell office:value-type="float" office:value="9.5">
            <text:p>9,5</text:p>
          </table:table-cell>
          <table:table-cell office:value-type="float" office:value="7.68">
            <text:p>7,68</text:p>
          </table:table-cell>
          <table:table-cell office:value-type="string">
            <text:p>-</text:p>
          </table:table-cell>
          <table:table-cell office:value-type="float" office:value="7.68">
            <text:p>7,68</text:p>
          </table:table-cell>
          <table:table-cell table:number-columns-repeated="2" office:value-type="float" office:value="0">
            <text:p>0</text:p>
          </table:table-cell>
          <table:table-cell table:formula="of:=([.C10]*2+[.D10]*3+[.E10]+[.H10]*2+[.I10]*3+[.J10])/12" office:value-type="float" office:value="5.09">
            <text:p>5,09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.5">
            <text:p>8,5</text:p>
          </table:table-cell>
          <table:table-cell table:number-columns-repeated="2" office:value-type="float" office:value="0">
            <text:p>0</text:p>
          </table:table-cell>
          <table:table-cell office:value-type="float" office:value="7.5">
            <text:p>7,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7.5">
            <text:p>7,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.31">
            <text:p>3,3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 office:value-type="float" office:value="4.44">
            <text:p>4,4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Adriana</text:p>
          </table:table-cell>
          <table:table-cell office:value-type="string">
            <text:p>Hernández Rodríguez</text:p>
          </table:table-cell>
          <table:table-cell table:number-columns-repeated="4" office:value-type="float" office:value="0">
            <text:p>0</text:p>
          </table:table-cell>
          <table:table-cell office:value-type="float" office:value="3.33">
            <text:p>3,33</text:p>
          </table:table-cell>
          <table:table-cell office:value-type="float" office:value="2.49">
            <text:p>2,49</text:p>
          </table:table-cell>
          <table:table-cell table:number-columns-repeated="2" office:value-type="float" office:value="0">
            <text:p>0</text:p>
          </table:table-cell>
          <table:table-cell table:formula="of:=([.C11]*2+[.D11]*3+[.E11]+[.H11]*2+[.I11]*3+[.J11])/12" office:value-type="float" office:value="0.415">
            <text:p>0,42</text:p>
          </table:table-cell>
          <table:table-cell office:value-type="float" office:value="8.5">
            <text:p>8,5</text:p>
          </table:table-cell>
          <table:table-cell office:value-type="float" office:value="7">
            <text:p>7</text:p>
          </table:table-cell>
          <table:table-cell office:value-type="float" office:value="5.5">
            <text:p>5,5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1.24">
            <text:p>1,24</text:p>
          </table:table-cell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float" office:value="4">
            <text:p>4</text:p>
          </table:table-cell>
          <table:table-cell office:value-type="float" office:value="1.54">
            <text:p>1,5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Jesús</text:p>
          </table:table-cell>
          <table:table-cell office:value-type="string">
            <text:p>Lemes Morale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.92">
            <text:p>3,92</text:p>
          </table:table-cell>
          <table:table-cell office:value-type="float" office:value="2.5">
            <text:p>2,5</text:p>
          </table:table-cell>
          <table:table-cell office:value-type="float" office:value="6.82">
            <text:p>6,82</text:p>
          </table:table-cell>
          <table:table-cell office:value-type="float" office:value="5.1">
            <text:p>5,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([.C12]*2+[.D12]*3+[.E12]+[.H12]*2+[.I12]*3+[.J12])/12" office:value-type="float" office:value="5.09333333333333">
            <text:p>5,09</text:p>
          </table:table-cell>
          <table:table-cell office:value-type="float" office:value="8">
            <text:p>8</text:p>
          </table:table-cell>
          <table:table-cell office:value-type="float" office:value="8.3">
            <text:p>8,3</text:p>
          </table:table-cell>
          <table:table-cell office:value-type="float" office:value="7.5">
            <text:p>7,5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8.5">
            <text:p>8,5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8.09">
            <text:p>8,0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7.75">
            <text:p>7,75</text:p>
          </table:table-cell>
          <table:table-cell office:value-type="float" office:value="6.82">
            <text:p>6,82</text:p>
          </table:table-cell>
          <table:table-cell table:style-name="ce10" office:value-type="float" office:value="7">
            <text:p>7</text:p>
          </table:table-cell>
        </table:table-row>
        <table:table-row table:style-name="ro2">
          <table:table-cell office:value-type="string">
            <text:p>Álvaro Juan</text:p>
          </table:table-cell>
          <table:table-cell office:value-type="string">
            <text:p>Marrero González</text:p>
          </table:table-cell>
          <table:table-cell office:value-type="float" office:value="3.89">
            <text:p>3,89</text:p>
          </table:table-cell>
          <table:table-cell office:value-type="float" office:value="3.5">
            <text:p>3,5</text:p>
          </table:table-cell>
          <table:table-cell office:value-type="float" office:value="6.08">
            <text:p>6,08</text:p>
          </table:table-cell>
          <table:table-cell office:value-type="float" office:value="4.86">
            <text:p>4,86</text:p>
          </table:table-cell>
          <table:table-cell office:value-type="float" office:value="8">
            <text:p>8</text:p>
          </table:table-cell>
          <table:table-cell office:value-type="float" office:value="7.04">
            <text:p>7,04</text:p>
          </table:table-cell>
          <table:table-cell office:value-type="float" office:value="1">
            <text:p>1</text:p>
          </table:table-cell>
          <table:table-cell office:value-type="float" office:value="5.86">
            <text:p>5,86</text:p>
          </table:table-cell>
          <table:table-cell table:formula="of:=([.C13]*2+[.D13]*3+[.E13]+[.H13]*2+[.I13]*3+[.J13])/12" office:value-type="float" office:value="3.94166666666667">
            <text:p>3,9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.5">
            <text:p>2,5</text:p>
          </table:table-cell>
          <table:table-cell table:number-columns-repeated="2" office:value-type="float" office:value="9">
            <text:p>9</text:p>
          </table:table-cell>
          <table:table-cell office:value-type="float" office:value="6.5">
            <text:p>6,5</text:p>
          </table:table-cell>
          <table:table-cell office:value-type="float" office:value="8.5">
            <text:p>8,5</text:p>
          </table:table-cell>
          <table:table-cell table:number-columns-repeated="2" office:value-type="float" office:value="10">
            <text:p>10</text:p>
          </table:table-cell>
          <table:table-cell office:value-type="float" office:value="7.77">
            <text:p>7,7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.68">
            <text:p>5,68</text:p>
          </table:table-cell>
          <table:table-cell table:style-name="ce11" office:value-type="float" office:value="4">
            <text:p>4</text:p>
          </table:table-cell>
        </table:table-row>
        <table:table-row table:style-name="ro2">
          <table:table-cell office:value-type="string">
            <text:p>Francisco José</text:p>
          </table:table-cell>
          <table:table-cell office:value-type="string">
            <text:p>Martín Barreto</text:p>
          </table:table-cell>
          <table:table-cell office:value-type="float" office:value="7.22">
            <text:p>7,22</text:p>
          </table:table-cell>
          <table:table-cell office:value-type="float" office:value="3">
            <text:p>3</text:p>
          </table:table-cell>
          <table:table-cell office:value-type="float" office:value="5.75">
            <text:p>5,75</text:p>
          </table:table-cell>
          <table:table-cell office:value-type="float" office:value="1.67">
            <text:p>1,67</text:p>
          </table:table-cell>
          <table:table-cell office:value-type="float" office:value="7.25">
            <text:p>7,25</text:p>
          </table:table-cell>
          <table:table-cell office:value-type="float" office:value="6.25">
            <text:p>6,25</text:p>
          </table:table-cell>
          <table:table-cell office:value-type="float" office:value="8">
            <text:p>8</text:p>
          </table:table-cell>
          <table:table-cell office:value-type="float" office:value="5.86">
            <text:p>5,86</text:p>
          </table:table-cell>
          <table:table-cell table:formula="of:=([.C14]*2+[.D14]*3+[.E14]+[.H14]*2+[.I14]*3+[.J14])/12" office:value-type="float" office:value="5.9625">
            <text:p>5,96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4.12">
            <text:p>4,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.5">
            <text:p>8,5</text:p>
          </table:table-cell>
          <table:table-cell office:value-type="float" office:value="5.65">
            <text:p>5,6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Cristian Jesús</text:p>
          </table:table-cell>
          <table:table-cell office:value-type="string">
            <text:p>Martín Rodríguez</text:p>
          </table:table-cell>
          <table:table-cell office:value-type="float" office:value="4.58">
            <text:p>4,58</text:p>
          </table:table-cell>
          <table:table-cell office:value-type="float" office:value="4.5">
            <text:p>4,5</text:p>
          </table:table-cell>
          <table:table-cell office:value-type="float" office:value="6.96">
            <text:p>6,96</text:p>
          </table:table-cell>
          <table:table-cell office:value-type="float" office:value="4.78">
            <text:p>4,78</text:p>
          </table:table-cell>
          <table:table-cell office:value-type="float" office:value="6.77">
            <text:p>6,7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.29">
            <text:p>4,29</text:p>
          </table:table-cell>
          <table:table-cell table:formula="of:=([.C15]*2+[.D15]*3+[.E15]+[.H15]*2+[.I15]*3+[.J15])/12" office:value-type="float" office:value="4.40916666666667">
            <text:p>4,41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-</text:p>
          </table:table-cell>
          <table:table-cell office:value-type="float" office:value="7.06">
            <text:p>7,06</text:p>
          </table:table-cell>
          <table:table-cell office:value-type="float" office:value="4">
            <text:p>4</text:p>
          </table:table-cell>
          <table:table-cell office:value-type="float" office:value="7.5">
            <text:p>7,5</text:p>
          </table:table-cell>
          <table:table-cell office:value-type="float" office:value="4.88">
            <text:p>4,88</text:p>
          </table:table-cell>
          <table:table-cell office:value-type="float" office:value="5.56">
            <text:p>5,56</text:p>
          </table:table-cell>
          <table:table-cell table:style-name="ce10" office:value-type="float" office:value="5">
            <text:p>5</text:p>
          </table:table-cell>
        </table:table-row>
        <table:table-row table:style-name="ro2">
          <table:table-cell office:value-type="string">
            <text:p>Sebastián</text:p>
          </table:table-cell>
          <table:table-cell office:value-type="string">
            <text:p>Padilla Buitrago</text:p>
          </table:table-cell>
          <table:table-cell table:number-columns-repeated="3" office:value-type="float" office:value="0">
            <text:p>0</text:p>
          </table:table-cell>
          <table:table-cell office:value-type="float" office:value="2.36">
            <text:p>2,36</text:p>
          </table:table-cell>
          <table:table-cell office:value-type="float" office:value="0">
            <text:p>0</text:p>
          </table:table-cell>
          <table:table-cell office:value-type="float" office:value="2.36">
            <text:p>2,36</text:p>
          </table:table-cell>
          <table:table-cell office:value-type="float" office:value="1">
            <text:p>1</text:p>
          </table:table-cell>
          <table:table-cell office:value-type="float" office:value="5.86">
            <text:p>5,86</text:p>
          </table:table-cell>
          <table:table-cell table:formula="of:=([.C16]*2+[.D16]*3+[.E16]+[.H16]*2+[.I16]*3+[.J16])/12" office:value-type="float" office:value="1.13166666666667">
            <text:p>1,13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0.79">
            <text:p>0,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office:value-type="float" office:value="1.22">
            <text:p>1,2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aría del Mar</text:p>
          </table:table-cell>
          <table:table-cell office:value-type="string">
            <text:p>Robayna González</text:p>
          </table:table-cell>
          <table:table-cell office:value-type="float" office:value="2.64">
            <text:p>2,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2">
            <text:p>1,52</text:p>
          </table:table-cell>
          <table:table-cell office:value-type="float" office:value="3.51">
            <text:p>3,51</text:p>
          </table:table-cell>
          <table:table-cell office:value-type="float" office:value="2.64">
            <text:p>2,64</text:p>
          </table:table-cell>
          <table:table-cell office:value-type="float" office:value="2">
            <text:p>2</text:p>
          </table:table-cell>
          <table:table-cell office:value-type="float" office:value="4.57">
            <text:p>4,57</text:p>
          </table:table-cell>
          <table:table-cell table:formula="of:=([.C17]*2+[.D17]*3+[.E17]+[.H17]*2+[.I17]*3+[.J17])/12" office:value-type="float" office:value="2.01083333333333">
            <text:p>2,01</text:p>
          </table:table-cell>
          <table:table-cell office:value-type="float" office:value="1">
            <text:p>1</text:p>
          </table:table-cell>
          <table:table-cell office:value-type="float" office:value="3.3">
            <text:p>3,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-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office:value-type="float" office:value="4.58">
            <text:p>4,58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office:value-type="float" office:value="3.91">
            <text:p>3,9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Katia</text:p>
          </table:table-cell>
          <table:table-cell office:value-type="string">
            <text:p>Rodríguez Sánchez</text:p>
          </table:table-cell>
          <table:table-cell office:value-type="float" office:value="5.14">
            <text:p>5,14</text:p>
          </table:table-cell>
          <table:table-cell office:value-type="float" office:value="7">
            <text:p>7</text:p>
          </table:table-cell>
          <table:table-cell office:value-type="float" office:value="7.17">
            <text:p>7,17</text:p>
          </table:table-cell>
          <table:table-cell office:value-type="float" office:value="5.07">
            <text:p>5,07</text:p>
          </table:table-cell>
          <table:table-cell office:value-type="float" office:value="7.92">
            <text:p>7,92</text:p>
          </table:table-cell>
          <table:table-cell office:value-type="float" office:value="7.57">
            <text:p>7,57</text:p>
          </table:table-cell>
          <table:table-cell office:value-type="float" office:value="10">
            <text:p>10</text:p>
          </table:table-cell>
          <table:table-cell office:value-type="float" office:value="7.71">
            <text:p>7,71</text:p>
          </table:table-cell>
          <table:table-cell table:formula="of:=([.C18]*2+[.D18]*3+[.E18]+[.H18]*2+[.I18]*3+[.J18])/12" office:value-type="float" office:value="7.60833333333333">
            <text:p>7,61</text:p>
          </table:table-cell>
          <table:table-cell office:value-type="float" office:value="6.5">
            <text:p>6,5</text:p>
          </table:table-cell>
          <table:table-cell office:value-type="float" office:value="7">
            <text:p>7</text:p>
          </table:table-cell>
          <table:table-cell office:value-type="float" office:value="9.5">
            <text:p>9,5</text:p>
          </table:table-cell>
          <table:table-cell table:number-columns-repeated="3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8.97">
            <text:p>8,9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.25">
            <text:p>9,25</text:p>
          </table:table-cell>
          <table:table-cell office:value-type="float" office:value="8.48">
            <text:p>8,48</text:p>
          </table:table-cell>
          <table:table-cell table:style-name="ce10" office:value-type="float" office:value="9">
            <text:p>9</text:p>
          </table:table-cell>
        </table:table-row>
        <table:table-row table:style-name="ro2">
          <table:table-cell office:value-type="string">
            <text:p>Mario</text:p>
          </table:table-cell>
          <table:table-cell office:value-type="string">
            <text:p>Romao García</text:p>
          </table:table-cell>
          <table:table-cell table:number-columns-repeated="8" office:value-type="float" office:value="0">
            <text:p>0</text:p>
          </table:table-cell>
          <table:table-cell table:formula="of:=([.C19]*2+[.D19]*3+[.E19]+[.H19]*2+[.I19]*3+[.J19])/12" office:value-type="float" office:value="0">
            <text:p>0,00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Javier</text:p>
          </table:table-cell>
          <table:table-cell office:value-type="string">
            <text:p>Rosa Hernández</text:p>
          </table:table-cell>
          <table:table-cell table:number-columns-repeated="2" office:value-type="float" office:value="0">
            <text:p>0</text:p>
          </table:table-cell>
          <table:table-cell office:value-type="float" office:value="4.58">
            <text:p>4,58</text:p>
          </table:table-cell>
          <table:table-cell office:value-type="float" office:value="0">
            <text:p>0</text:p>
          </table:table-cell>
          <table:table-cell office:value-type="float" office:value="1.9">
            <text:p>1,9</text:p>
          </table:table-cell>
          <table:table-cell office:value-type="float" office:value="1.44">
            <text:p>1,44</text:p>
          </table:table-cell>
          <table:table-cell table:number-columns-repeated="2" office:value-type="float" office:value="0">
            <text:p>0</text:p>
          </table:table-cell>
          <table:table-cell table:formula="of:=([.C20]*2+[.D20]*3+[.E20]+[.H20]*2+[.I20]*3+[.J20])/12" office:value-type="float" office:value="0.621666666666667">
            <text:p>0,62</text:p>
          </table:table-cell>
          <table:table-cell office:value-type="float" office:value="7.5">
            <text:p>7,5</text:p>
          </table:table-cell>
          <table:table-cell office:value-type="float" office:value="7">
            <text:p>7</text:p>
          </table:table-cell>
          <table:table-cell office:value-type="float" office:value="5.5">
            <text:p>5,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3.46">
            <text:p>3,4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.75">
            <text:p>6,75</text:p>
          </table:table-cell>
          <table:table-cell office:value-type="float" office:value="3.06">
            <text:p>3,0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Vicente Emilio</text:p>
          </table:table-cell>
          <table:table-cell office:value-type="string">
            <text:p>Tarajano Betancort</text:p>
          </table:table-cell>
          <table:table-cell office:value-type="float" office:value="7.22">
            <text:p>7,22</text:p>
          </table:table-cell>
          <table:table-cell office:value-type="float" office:value="9.2">
            <text:p>9,2</text:p>
          </table:table-cell>
          <table:table-cell office:value-type="float" office:value="0">
            <text:p>0</text:p>
          </table:table-cell>
          <table:table-cell office:value-type="float" office:value="4.46">
            <text:p>4,46</text:p>
          </table:table-cell>
          <table:table-cell office:value-type="float" office:value="7.96">
            <text:p>7,96</text:p>
          </table:table-cell>
          <table:table-cell office:value-type="float" office:value="5.86">
            <text:p>5,86</text:p>
          </table:table-cell>
          <table:table-cell office:value-type="float" office:value="10">
            <text:p>10</text:p>
          </table:table-cell>
          <table:table-cell office:value-type="float" office:value="8.57">
            <text:p>8,57</text:p>
          </table:table-cell>
          <table:table-cell table:formula="of:=([.C21]*2+[.D21]*3+[.E21]+[.H21]*2+[.I21]*3+[.J21])/12" office:value-type="float" office:value="7.69416666666667">
            <text:p>7,69</text:p>
          </table:table-cell>
          <table:table-cell office:value-type="float" office:value="9.5">
            <text:p>9,5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.43">
            <text:p>6,4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.25">
            <text:p>8,25</text:p>
          </table:table-cell>
          <table:table-cell office:value-type="float" office:value="7.58">
            <text:p>7,58</text:p>
          </table:table-cell>
          <table:table-cell table:style-name="ce10" office:value-type="float" office:value="8">
            <text:p>8</text:p>
          </table:table-cell>
        </table:table-row>
        <table:table-row table:style-name="ro2">
          <table:table-cell office:value-type="string">
            <text:p>Katherine</text:p>
          </table:table-cell>
          <table:table-cell office:value-type="string">
            <text:p>Trochez Córdoba</text:p>
          </table:table-cell>
          <table:table-cell office:value-type="float" office:value="4.65">
            <text:p>4,65</text:p>
          </table:table-cell>
          <table:table-cell office:value-type="float" office:value="2">
            <text:p>2</text:p>
          </table:table-cell>
          <table:table-cell office:value-type="float" office:value="4.71">
            <text:p>4,71</text:p>
          </table:table-cell>
          <table:table-cell office:value-type="float" office:value="2.36">
            <text:p>2,36</text:p>
          </table:table-cell>
          <table:table-cell office:value-type="float" office:value="6.49">
            <text:p>6,49</text:p>
          </table:table-cell>
          <table:table-cell office:value-type="float" office:value="4.74">
            <text:p>4,7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([.C22]*2+[.D22]*3+[.E22]+[.H22]*2+[.I22]*3+[.J22])/12" office:value-type="float" office:value="3.9575">
            <text:p>3,96</text:p>
          </table:table-cell>
          <table:table-cell office:value-type="float" office:value="8">
            <text:p>8</text:p>
          </table:table-cell>
          <table:table-cell office:value-type="float" office:value="8.3">
            <text:p>8,3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-</text:p>
          </table:table-cell>
          <table:table-cell office:value-type="float" office:value="6.84">
            <text:p>6,8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.25">
            <text:p>6,25</text:p>
          </table:table-cell>
          <table:table-cell office:value-type="float" office:value="5.57">
            <text:p>5,5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Andrés Felipe</text:p>
          </table:table-cell>
          <table:table-cell office:value-type="string">
            <text:p>Vera Escobar</text:p>
          </table:table-cell>
          <table:table-cell office:value-type="float" office:value="5.69">
            <text:p>5,69</text:p>
          </table:table-cell>
          <table:table-cell office:value-type="float" office:value="6.8">
            <text:p>6,8</text:p>
          </table:table-cell>
          <table:table-cell office:value-type="float" office:value="0">
            <text:p>0</text:p>
          </table:table-cell>
          <table:table-cell office:value-type="float" office:value="6.3">
            <text:p>6,3</text:p>
          </table:table-cell>
          <table:table-cell/>
          <table:table-cell office:value-type="float" office:value="6.3">
            <text:p>6,3</text:p>
          </table:table-cell>
          <table:table-cell office:value-type="float" office:value="10">
            <text:p>10</text:p>
          </table:table-cell>
          <table:table-cell office:value-type="float" office:value="8.57">
            <text:p>8,57</text:p>
          </table:table-cell>
          <table:table-cell table:formula="of:=([.C23]*2+[.D23]*3+[.E23]+[.H23]*2+[.I23]*3+[.J23])/12" office:value-type="float" office:value="6.9125">
            <text:p>6,91</text:p>
          </table:table-cell>
          <table:table-cell table:number-columns-repeated="3"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6.41">
            <text:p>6,4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.5">
            <text:p>8,5</text:p>
          </table:table-cell>
          <table:table-cell office:value-type="float" office:value="7.28">
            <text:p>7,28</text:p>
          </table:table-cell>
          <table:table-cell table:style-name="ce10" office:value-type="float" office:value="7">
            <text:p>7</text:p>
          </table:table-cell>
        </table:table-row>
        <table:table-row table:style-name="ro2">
          <table:table-cell office:value-type="string">
            <text:p>Miguel Andrés</text:p>
          </table:table-cell>
          <table:table-cell office:value-type="string">
            <text:p>Zorrilla Ortiz</text:p>
          </table:table-cell>
          <table:table-cell office:value-type="float" office:value="3.54">
            <text:p>3,54</text:p>
          </table:table-cell>
          <table:table-cell office:value-type="float" office:value="2">
            <text:p>2</text:p>
          </table:table-cell>
          <table:table-cell office:value-type="float" office:value="5.38">
            <text:p>5,38</text:p>
          </table:table-cell>
          <table:table-cell office:value-type="float" office:value="1.85">
            <text:p>1,85</text:p>
          </table:table-cell>
          <table:table-cell office:value-type="float" office:value="5.71">
            <text:p>5,71</text:p>
          </table:table-cell>
          <table:table-cell office:value-type="float" office:value="4.05">
            <text:p>4,05</text:p>
          </table:table-cell>
          <table:table-cell office:value-type="float" office:value="4">
            <text:p>4</text:p>
          </table:table-cell>
          <table:table-cell office:value-type="float" office:value="4.79">
            <text:p>4,79</text:p>
          </table:table-cell>
          <table:table-cell table:formula="of:=([.C24]*2+[.D24]*3+[.E24]+[.H24]*2+[.I24]*3+[.J24])/12" office:value-type="float" office:value="3.6125">
            <text:p>3,6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.5">
            <text:p>7,5</text:p>
          </table:table-cell>
          <table:table-cell office:value-type="float" office:value="8.5">
            <text:p>8,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float" office:value="5.07">
            <text:p>5,07</text:p>
          </table:table-cell>
          <table:table-cell office:value-type="float" office:value="6">
            <text:p>6</text:p>
          </table:table-cell>
          <table:table-cell office:value-type="float" office:value="7.5">
            <text:p>7,5</text:p>
          </table:table-cell>
          <table:table-cell office:value-type="float" office:value="6.38">
            <text:p>6,38</text:p>
          </table:table-cell>
          <table:table-cell office:value-type="float" office:value="4.75">
            <text:p>4,75</text:p>
          </table:table-cell>
          <table:table-cell table:style-name="ce11" office:value-type="float" office:value="4">
            <text:p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19/03/2013</text:date>, <text:time>13:01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Linux OpenOffice.org_project/341m1$Build-9593</meta:generator>
    <meta:initial-creator>Iván Chillón Garcí­a</meta:initial-creator>
    <meta:editing-cycles>7</meta:editing-cycles>
    <meta:creation-date>2013-03-19T09:47:24</meta:creation-date>
    <dc:date>2013-03-19T13:01:38</dc:date>
    <meta:editing-duration>PT59M48S</meta:editing-duration>
    <meta:document-statistic meta:table-count="1" meta:cell-count="791" meta:object-count="0"/>
  </office:meta>
</office:document-meta>
</file>